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paragraph-rsid="0004c9cc" style:font-size-asian="16pt" style:font-size-complex="16pt"/>
    </style:style>
    <style:style style:name="P2" style:family="paragraph" style:parent-style-name="Standard">
      <style:text-properties fo:font-size="16pt" officeooo:paragraph-rsid="00063990" style:font-size-asian="16pt" style:font-size-complex="16pt"/>
    </style:style>
    <style:style style:name="P3" style:family="paragraph" style:parent-style-name="Standard">
      <style:text-properties fo:font-size="16pt" officeooo:rsid="00063990" officeooo:paragraph-rsid="00063990" style:font-size-asian="16pt" style:font-size-complex="16pt"/>
    </style:style>
    <style:style style:name="P4" style:family="paragraph" style:parent-style-name="Standard">
      <style:text-properties fo:font-size="16pt" officeooo:paragraph-rsid="000807a0" style:font-size-asian="16pt" style:font-size-complex="16pt"/>
    </style:style>
    <style:style style:name="P5" style:family="paragraph" style:parent-style-name="Standard">
      <style:text-properties fo:font-size="16pt" officeooo:rsid="00097dc1" officeooo:paragraph-rsid="00097dc1" style:font-size-asian="16pt" style:font-size-complex="16pt"/>
    </style:style>
    <style:style style:name="P6" style:family="paragraph" style:parent-style-name="Standard">
      <style:text-properties fo:font-size="16pt" fo:font-weight="bold" officeooo:paragraph-rsid="0004c9cc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97dc1" officeooo:paragraph-rsid="000caf3b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paragraph-rsid="00063990"/>
    </style:style>
    <style:style style:name="P9" style:family="paragraph" style:parent-style-name="Standard">
      <style:text-properties style:text-position="0% 100%" style:font-name="Times New Roman" fo:font-size="16pt" officeooo:rsid="0004c9cc" officeooo:paragraph-rsid="00063990" style:font-size-asian="16pt" style:font-size-complex="16pt"/>
    </style:style>
    <style:style style:name="P10" style:family="paragraph" style:parent-style-name="Standard">
      <style:text-properties style:text-position="0% 100%" style:font-name="Times New Roman" fo:font-size="16pt" officeooo:rsid="0004c9cc" officeooo:paragraph-rsid="000807a0" style:font-size-asian="16pt" style:font-size-complex="16pt"/>
    </style:style>
    <style:style style:name="P11" style:family="paragraph" style:parent-style-name="Standard">
      <style:text-properties style:text-position="0% 100%" style:font-name="Times New Roman" fo:font-size="16pt" fo:font-weight="normal" officeooo:rsid="000caf3b" officeooo:paragraph-rsid="000caf3b" style:font-size-asian="16pt" style:font-weight-asian="normal" style:font-size-complex="16pt" style:font-weight-complex="normal"/>
    </style:style>
    <style:style style:name="T1" style:family="text">
      <style:text-properties style:font-name="Times New Roman" officeooo:rsid="0004c9cc"/>
    </style:style>
    <style:style style:name="T2" style:family="text">
      <style:text-properties style:font-name="Times New Roman" officeooo:rsid="000d759d"/>
    </style:style>
    <style:style style:name="T3" style:family="text">
      <style:text-properties style:text-position="sub 58%" style:font-name="Times New Roman" officeooo:rsid="0004c9cc"/>
    </style:style>
    <style:style style:name="T4" style:family="text">
      <style:text-properties style:text-position="sub 58%" style:font-name="Times New Roman" officeooo:rsid="00063990"/>
    </style:style>
    <style:style style:name="T5" style:family="text">
      <style:text-properties style:text-position="sub 58%" style:font-name="Times New Roman" officeooo:rsid="000807a0"/>
    </style:style>
    <style:style style:name="T6" style:family="text">
      <style:text-properties style:text-position="0% 100%" style:font-name="Times New Roman"/>
    </style:style>
    <style:style style:name="T7" style:family="text">
      <style:text-properties style:text-position="0% 100%" style:font-name="Times New Roman" officeooo:rsid="0004c9cc"/>
    </style:style>
    <style:style style:name="T8" style:family="text">
      <style:text-properties style:text-position="0% 100%" style:font-name="Times New Roman" officeooo:rsid="00063990"/>
    </style:style>
    <style:style style:name="T9" style:family="text">
      <style:text-properties style:text-position="0% 100%" style:font-name="Times New Roman" fo:font-size="16pt" officeooo:rsid="0004c9cc" style:font-size-asian="16pt" style:font-size-complex="16pt"/>
    </style:style>
    <style:style style:name="T10" style:family="text">
      <style:text-properties style:text-position="0% 100%" style:font-name="Times New Roman" fo:font-size="16pt" officeooo:rsid="00063990" style:font-size-asian="16pt" style:font-size-complex="16pt"/>
    </style:style>
    <style:style style:name="T11" style:family="text">
      <style:text-properties style:text-position="0% 100%" style:font-name="Times New Roman" fo:font-style="normal" officeooo:rsid="0004c9cc" style:font-style-asian="normal" style:font-style-complex="normal"/>
    </style:style>
    <style:style style:name="T12" style:family="text">
      <style:text-properties style:text-position="0% 100%" style:font-name="Times New Roman" fo:font-style="normal" fo:font-weight="normal" officeooo:rsid="000ab277" style:font-style-asian="normal" style:font-weight-asian="normal" style:font-style-complex="normal" style:font-weight-complex="normal"/>
    </style:style>
    <style:style style:name="T13" style:family="text">
      <style:text-properties style:text-position="0% 100%" style:font-name="Times New Roman" officeooo:rsid="000ab277"/>
    </style:style>
    <style:style style:name="T14" style:family="text">
      <style:text-properties style:text-position="0% 100%" style:font-name="Times New Roman" fo:font-weight="normal" officeooo:rsid="000ab277" style:font-weight-asian="normal" style:font-weight-complex="normal"/>
    </style:style>
    <style:style style:name="T15" style:family="text">
      <style:text-properties style:text-position="0% 100%" style:font-name="Times New Roman" officeooo:rsid="000d759d"/>
    </style:style>
    <style:style style:name="T16" style:family="text">
      <style:text-properties style:text-position="0% 100%" style:font-name="Times New Roman1" officeooo:rsid="000d75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F = </text:span><text:span text:style-name="T1">( x</text:span><text:span text:style-name="T3">1</text:span><text:span text:style-name="T1"> ∨ x̄</text:span><text:span text:style-name="T3">2</text:span><text:span text:style-name="T7"> ∨ x̄</text:span><text:span text:style-name="T3">3</text:span><text:span text:style-name="T7"> ∨ x</text:span><text:span text:style-name="T3">4</text:span><text:span text:style-name="T7"> )</text:span><text:span text:style-name="T1"> ∧ ( x</text:span><text:span text:style-name="T3">3</text:span><text:span text:style-name="T1"> ∨ x̄</text:span><text:span text:style-name="T3">4</text:span><text:span text:style-name="T7"> ∨ x̄</text:span><text:span text:style-name="T3">5</text:span><text:span text:style-name="T7"> ∨ x</text:span><text:span text:style-name="T3">6</text:span><text:span text:style-name="T7"> )</text:span></text:p>
      <text:p text:style-name="P1"><text:span text:style-name="Emphasis"><text:span text:style-name="T11"/></text:span></text:p>
      <text:p text:style-name="P3"><text:span text:style-name="T7">C</text:span><text:span text:style-name="T6">lause 1:</text:span></text:p>
      <text:p text:style-name="P2"><text:span text:style-name="T7">( x</text:span><text:span text:style-name="T3">1</text:span><text:span text:style-name="T7"> ∨ x̄</text:span><text:span text:style-name="T3">2</text:span><text:span text:style-name="T7"> ∨ x̄</text:span><text:span text:style-name="T3">3</text:span><text:span text:style-name="T7"> ∨ x</text:span><text:span text:style-name="T3">4</text:span><text:span text:style-name="T7"> ) </text:span><text:span text:style-name="T8">= </text:span><text:span text:style-name="T7">( x</text:span><text:span text:style-name="T3">1</text:span><text:span text:style-name="T7"> ∨ x̄</text:span><text:span text:style-name="T3">2</text:span><text:span text:style-name="T7"> ∨ </text:span><text:span text:style-name="T8">z</text:span><text:span text:style-name="T4">1</text:span><text:span text:style-name="T7"> ) ∧ ( x̄</text:span><text:span text:style-name="T3">3</text:span><text:span text:style-name="T7"> ∨ x</text:span><text:span text:style-name="T3">4</text:span><text:span text:style-name="T7"> ∨ </text:span><text:span text:style-name="Emphasis"><text:span text:style-name="T11">z̄</text:span></text:span><text:span text:style-name="T4">1</text:span><text:span text:style-name="T7">)</text:span></text:p>
      <text:p text:style-name="P9"/>
      <text:p text:style-name="P8"><text:span text:style-name="T9">Clause </text:span><text:span text:style-name="T10">2</text:span><text:span text:style-name="T9">:</text:span></text:p>
      <text:p text:style-name="P4"><text:span text:style-name="T7">( x</text:span><text:span text:style-name="T3">3</text:span><text:span text:style-name="T7"> ∨ x̄</text:span><text:span text:style-name="T3">4</text:span><text:span text:style-name="T7"> ∨ x̄</text:span><text:span text:style-name="T3">5</text:span><text:span text:style-name="T7"> ∨ x</text:span><text:span text:style-name="T3">6</text:span><text:span text:style-name="T7"> ) <text:s/></text:span><text:span text:style-name="T8">= </text:span><text:span text:style-name="T7">( x</text:span><text:span text:style-name="T5">3</text:span><text:span text:style-name="T7"> ∨ x̄</text:span><text:span text:style-name="T5">4</text:span><text:span text:style-name="T7"> ∨ </text:span><text:span text:style-name="T8">z</text:span><text:span text:style-name="T5">2</text:span><text:span text:style-name="T7"> ) ∧ ( x̄</text:span><text:span text:style-name="T5">5</text:span><text:span text:style-name="T7"> ∨ x</text:span><text:span text:style-name="T5">6</text:span><text:span text:style-name="T7"> ∨ </text:span><text:span text:style-name="Emphasis"><text:span text:style-name="T11">z̄</text:span></text:span><text:span text:style-name="T5">2</text:span><text:span text:style-name="T7">)</text:span></text:p>
      <text:p text:style-name="P10"/>
      <text:p text:style-name="P5"><text:span text:style-name="T7">T</text:span><text:span text:style-name="T6">he result is:</text:span></text:p>
      <text:p text:style-name="P7"><text:span text:style-name="T7">( x</text:span><text:span text:style-name="T3">1</text:span><text:span text:style-name="T7"> ∨ x̄</text:span><text:span text:style-name="T3">2</text:span><text:span text:style-name="T7"> ∨ x̄</text:span><text:span text:style-name="T3">3</text:span><text:span text:style-name="T7"> ∨ x</text:span><text:span text:style-name="T3">4</text:span><text:span text:style-name="T7"> ) ∧ ( x</text:span><text:span text:style-name="T3">3</text:span><text:span text:style-name="T7"> ∨ x̄</text:span><text:span text:style-name="T3">4</text:span><text:span text:style-name="T7"> ∨ x̄</text:span><text:span text:style-name="T3">5</text:span><text:span text:style-name="T7"> ∨ x</text:span><text:span text:style-name="T3">6</text:span><text:span text:style-name="T7"> ) </text:span><text:span text:style-name="T13">= </text:span><text:span text:style-name="T12">(</text:span><text:span text:style-name="T13"> </text:span><text:span text:style-name="T7">( x</text:span><text:span text:style-name="T3">1</text:span><text:span text:style-name="T7"> ∨ x̄</text:span><text:span text:style-name="T3">2</text:span><text:span text:style-name="T7"> ∨ </text:span><text:span text:style-name="T8">z</text:span><text:span text:style-name="T4">1</text:span><text:span text:style-name="T7"> ) ∧ ( x̄</text:span><text:span text:style-name="T3">3</text:span><text:span text:style-name="T7"> ∨ x</text:span><text:span text:style-name="T3">4</text:span><text:span text:style-name="T7"> ∨ </text:span><text:span text:style-name="Emphasis"><text:span text:style-name="T11">z̄</text:span></text:span><text:span text:style-name="T4">1</text:span><text:span text:style-name="T7">) <text:s/></text:span><text:span text:style-name="T12">)</text:span><text:span text:style-name="T7"> ∧ </text:span><text:span text:style-name="T14">(</text:span><text:span text:style-name="T13"> </text:span><text:span text:style-name="T7">( x</text:span><text:span text:style-name="T5">3</text:span><text:span text:style-name="T7"> ∨ x̄</text:span><text:span text:style-name="T5">4</text:span><text:span text:style-name="T7"> ∨ </text:span><text:span text:style-name="T8">z</text:span><text:span text:style-name="T5">2</text:span><text:span text:style-name="T7"> ) ∧ ( x̄</text:span><text:span text:style-name="T5">5</text:span><text:span text:style-name="T7"> ∨ x</text:span><text:span text:style-name="T5">6</text:span><text:span text:style-name="T7"> ∨ </text:span><text:span text:style-name="Emphasis"><text:span text:style-name="T11">z̄</text:span></text:span><text:span text:style-name="T5">2</text:span><text:span text:style-name="T7">) </text:span><text:span text:style-name="T14">)</text:span></text:p>
      <text:p text:style-name="P11"/>
      <text:p text:style-name="P11">Due to the fact that all operators between clauses are conjunctions, we can remove the outer brackets between two expressions and transform to the expression below:</text:p>
      <text:p text:style-name="P11"/>
      <text:p text:style-name="P7"><text:span text:style-name="T15">F</text:span><text:span text:style-name="T16">´</text:span><text:span text:style-name="T15"> = </text:span><text:span text:style-name="T7">( x</text:span><text:span text:style-name="T3">1</text:span><text:span text:style-name="T7"> ∨ x̄</text:span><text:span text:style-name="T3">2</text:span><text:span text:style-name="T7"> ∨ </text:span><text:span text:style-name="T8">z</text:span><text:span text:style-name="T4">1</text:span><text:span text:style-name="T7"> ) ∧ ( x̄</text:span><text:span text:style-name="T3">3</text:span><text:span text:style-name="T7"> ∨ x</text:span><text:span text:style-name="T3">4</text:span><text:span text:style-name="T7"> ∨ </text:span><text:span text:style-name="Emphasis"><text:span text:style-name="T11">z̄</text:span></text:span><text:span text:style-name="T4">1</text:span><text:span text:style-name="T7">) ∧ ( x</text:span><text:span text:style-name="T5">3</text:span><text:span text:style-name="T7"> ∨ x̄</text:span><text:span text:style-name="T5">4</text:span><text:span text:style-name="T7"> ∨ </text:span><text:span text:style-name="T8">z</text:span><text:span text:style-name="T5">2</text:span><text:span text:style-name="T7"> ) ∧ ( x̄</text:span><text:span text:style-name="T5">5</text:span><text:span text:style-name="T7"> ∨ x</text:span><text:span text:style-name="T5">6</text:span><text:span text:style-name="T7"> ∨ </text:span><text:span text:style-name="Emphasis"><text:span text:style-name="T11">z̄</text:span></text:span><text:span text:style-name="T5">2</text:span><text:span text:style-name="T7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11-11T21:19:39.904000000</dc:date>
    <meta:editing-duration>PT15M3S</meta:editing-duration>
    <meta:editing-cycles>9</meta:editing-cycles>
    <meta:document-statistic meta:table-count="0" meta:image-count="0" meta:object-count="0" meta:page-count="1" meta:paragraph-count="9" meta:word-count="186" meta:character-count="566" meta:non-whitespace-character-count="387"/>
  </office:meta>
</office:document-meta>
</file>